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 style:writing-mode="lr-tb"/>
      <style:text-properties officeooo:paragraph-rsid="00046ce7"/>
    </style:style>
    <style:style style:name="P2" style:family="paragraph" style:parent-style-name="Standard" style:list-style-name="L5">
      <style:paragraph-properties fo:margin-left="0cm" fo:margin-right="0cm" style:line-height-at-least="0.423cm" fo:text-align="start" style:justify-single-word="false" fo:widows="1" fo:text-indent="0cm" style:auto-text-indent="false" style:writing-mode="lr-tb"/>
      <style:text-properties officeooo:paragraph-rsid="00060cea"/>
    </style:style>
    <style:style style:name="P3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 style:writing-mode="lr-tb"/>
      <style:text-properties officeooo:paragraph-rsid="00060cea"/>
    </style:style>
    <style:style style:name="P4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 style:writing-mode="lr-tb"/>
      <style:text-properties officeooo:paragraph-rsid="0007c79e"/>
    </style:style>
    <style:style style:name="P5" style:family="paragraph" style:parent-style-name="Standard" style:list-style-name="L5">
      <style:paragraph-properties style:line-height-at-least="0.423cm" fo:text-align="start" style:justify-single-word="false" fo:widows="1" style:writing-mode="lr-tb"/>
      <style:text-properties officeooo:paragraph-rsid="00060cea"/>
    </style:style>
    <style:style style:name="P6" style:family="paragraph" style:parent-style-name="Standard" style:list-style-name="L2">
      <style:paragraph-properties fo:margin-left="2.501cm" fo:margin-right="0cm" style:line-height-at-least="0.423cm" fo:text-align="start" style:justify-single-word="false" fo:widows="1" fo:text-indent="-0.635cm" style:auto-text-indent="false" style:writing-mode="lr-tb"/>
      <style:text-properties officeooo:paragraph-rsid="00046ce7"/>
    </style:style>
    <style:style style:name="P7" style:family="paragraph" style:parent-style-name="Standard" style:list-style-name="L3">
      <style:paragraph-properties fo:margin-left="3.752cm" fo:margin-right="0cm" style:line-height-at-least="0.423cm" fo:text-align="start" style:justify-single-word="false" fo:widows="1" fo:text-indent="-0.635cm" style:auto-text-indent="false" style:writing-mode="lr-tb"/>
      <style:text-properties officeooo:paragraph-rsid="00046ce7"/>
    </style:style>
    <style:style style:name="P8" style:family="paragraph" style:parent-style-name="Standard" style:list-style-name="L5">
      <style:paragraph-properties fo:margin-left="3.752cm" fo:margin-right="0cm" style:line-height-at-least="0.423cm" fo:text-align="start" style:justify-single-word="false" fo:widows="1" fo:text-indent="-0.635cm" style:auto-text-indent="false" style:writing-mode="lr-tb"/>
      <style:text-properties officeooo:paragraph-rsid="00060cea"/>
    </style:style>
    <style:style style:name="P9" style:family="paragraph" style:parent-style-name="Standard" style:list-style-name="L14">
      <style:paragraph-properties fo:margin-left="3.752cm" fo:margin-right="0cm" style:line-height-at-least="0.423cm" fo:text-align="start" style:justify-single-word="false" fo:widows="1" fo:text-indent="-0.635cm" style:auto-text-indent="false" style:writing-mode="lr-tb"/>
      <style:text-properties officeooo:paragraph-rsid="0007c79e"/>
    </style:style>
    <style:style style:name="P10" style:family="paragraph" style:parent-style-name="Standard" style:list-style-name="L16">
      <style:paragraph-properties fo:margin-left="3.752cm" fo:margin-right="0cm" style:line-height-at-least="0.423cm" fo:text-align="start" style:justify-single-word="false" fo:widows="1" fo:text-indent="-0.635cm" style:auto-text-indent="false" style:writing-mode="lr-tb"/>
      <style:text-properties officeooo:paragraph-rsid="0007c79e"/>
    </style:style>
    <style:style style:name="P11" style:family="paragraph" style:parent-style-name="Standard" style:list-style-name="L16">
      <style:paragraph-properties fo:margin-left="3.752cm" fo:margin-right="0cm" style:line-height-at-least="0.423cm" fo:text-align="start" style:justify-single-word="false" fo:widows="1" fo:text-indent="-0.635cm" style:auto-text-indent="false" style:writing-mode="lr-tb"/>
      <style:text-properties officeooo:rsid="0007c79e" officeooo:paragraph-rsid="0007c79e"/>
    </style:style>
    <style:style style:name="P12" style:family="paragraph" style:parent-style-name="Standard" style:list-style-name="L2">
      <style:paragraph-properties fo:margin-left="1.251cm" fo:margin-right="0cm" style:line-height-at-least="0.423cm" fo:text-align="start" style:justify-single-word="false" fo:widows="1" fo:text-indent="-0.635cm" style:auto-text-indent="false" style:writing-mode="lr-tb"/>
      <style:text-properties officeooo:paragraph-rsid="0007c79e"/>
    </style:style>
    <style:style style:name="P13" style:family="paragraph" style:parent-style-name="Standard" style:list-style-name="L4">
      <style:paragraph-properties fo:margin-left="1.866cm" fo:margin-right="0cm" style:line-height-at-least="0.423cm" fo:text-align="start" style:justify-single-word="false" fo:widows="1" fo:text-indent="0cm" style:auto-text-indent="false" style:writing-mode="lr-tb"/>
      <style:text-properties officeooo:paragraph-rsid="00046ce7"/>
    </style:style>
    <style:style style:name="P14" style:family="paragraph" style:parent-style-name="Standard" style:list-style-name="L5">
      <style:paragraph-properties fo:margin-left="1.866cm" fo:margin-right="0cm" style:line-height-at-least="0.423cm" fo:text-align="start" style:justify-single-word="false" fo:widows="1" fo:text-indent="0cm" style:auto-text-indent="false" style:writing-mode="lr-tb"/>
      <style:text-properties officeooo:paragraph-rsid="00060cea"/>
    </style:style>
    <style:style style:name="P15" style:family="paragraph" style:parent-style-name="Standard" style:list-style-name="L15">
      <style:paragraph-properties fo:margin-left="1.866cm" fo:margin-right="0cm" style:line-height-at-least="0.423cm" fo:text-align="start" style:justify-single-word="false" fo:widows="1" fo:text-indent="0cm" style:auto-text-indent="false" style:writing-mode="lr-tb"/>
      <style:text-properties officeooo:paragraph-rsid="0007c79e"/>
    </style:style>
    <style:style style:name="P16" style:family="paragraph" style:parent-style-name="Standard" style:list-style-name="L16">
      <style:paragraph-properties fo:margin-left="1.866cm" fo:margin-right="0cm" style:line-height-at-least="0.423cm" fo:text-align="start" style:justify-single-word="false" fo:widows="1" fo:text-indent="0cm" style:auto-text-indent="false" style:writing-mode="lr-tb"/>
      <style:text-properties officeooo:paragraph-rsid="0007c79e"/>
    </style:style>
    <style:style style:name="T1" style:family="text">
      <style:text-properties fo:font-variant="normal" fo:text-transform="none" fo:color="#263238" style:font-name="arial" fo:font-size="22pt" fo:letter-spacing="normal" fo:font-style="normal" fo:font-weight="normal" style:font-size-asian="22pt" style:font-size-complex="22pt"/>
    </style:style>
    <style:style style:name="T2" style:family="text">
      <style:text-properties fo:font-variant="normal" fo:text-transform="none" fo:color="#263238" style:font-name="arial" fo:font-size="20pt" fo:letter-spacing="normal" fo:font-style="normal" fo:font-weight="normal" style:font-size-asian="20pt" style:font-size-complex="20pt"/>
    </style:style>
    <style:style style:name="T3" style:family="text">
      <style:text-properties fo:font-variant="normal" fo:text-transform="none" fo:color="#263238" style:font-name="Liberation Serif" fo:font-size="20pt" fo:letter-spacing="normal" fo:font-style="normal" fo:font-weight="normal" officeooo:rsid="00046ce7" style:font-size-asian="20pt" style:font-size-complex="20pt"/>
    </style:style>
    <style:style style:name="T4" style:family="text">
      <style:text-properties fo:font-variant="normal" fo:text-transform="none" fo:color="#263238" style:font-name="Liberation Serif" fo:font-size="12pt" fo:letter-spacing="normal" fo:font-style="normal" fo:font-weight="normal" officeooo:rsid="00046ce7" style:font-size-asian="12pt" style:font-size-complex="12pt"/>
    </style:style>
    <style:style style:name="T5" style:family="text">
      <style:text-properties officeooo:rsid="00046ce7"/>
    </style:style>
    <style:style style:name="T6" style:family="text">
      <style:text-properties officeooo:rsid="00060cea"/>
    </style:style>
    <style:style style:name="T7" style:family="text">
      <style:text-properties officeooo:rsid="0007c7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cm" fo:text-indent="-0.635cm" fo:margin-left="3.2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93cm" fo:text-indent="-0.635cm" fo:margin-left="4.4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28cm" fo:text-indent="-0.635cm" fo:margin-left="5.1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63cm" fo:text-indent="-0.635cm" fo:margin-left="5.7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98cm" fo:text-indent="-0.635cm" fo:margin-left="6.3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33cm" fo:text-indent="-0.635cm" fo:margin-left="7.0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68cm" fo:text-indent="-0.635cm" fo:margin-left="7.6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03cm" fo:text-indent="-0.635cm" fo:margin-left="8.3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38cm" fo:text-indent="-0.635cm" fo:margin-left="8.9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73cm" fo:text-indent="-0.635cm" fo:margin-left="9.5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208cm" fo:text-indent="-0.635cm" fo:margin-left="10.20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cm" fo:text-indent="-0.635cm" fo:margin-left="3.2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cm" fo:text-indent="-0.635cm" fo:margin-left="3.24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7cm" fo:text-indent="-0.635cm" fo:margin-left="3.87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2cm" fo:text-indent="-0.635cm" fo:margin-left="4.51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7cm" fo:text-indent="-0.635cm" fo:margin-left="5.14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2cm" fo:text-indent="-0.635cm" fo:margin-left="5.78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7cm" fo:text-indent="-0.635cm" fo:margin-left="6.41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2cm" fo:text-indent="-0.635cm" fo:margin-left="7.05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7cm" fo:text-indent="-0.635cm" fo:margin-left="7.68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22cm" fo:text-indent="-0.635cm" fo:margin-left="8.32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57cm" fo:text-indent="-0.635cm" fo:margin-left="8.957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equirements</text:span><text:span text:style-name="T1"> </text:span><text:span text:style-name="T2">Documentation</text:span></text:p>
      <text:p text:style-name="P1"/>
      <text:p text:style-name="P3"><text:span text:style-name="T3"><text:tab/></text:span><text:span text:style-name="T4">The project aims at creating a responsive webpage of the site GIZMODO (</text:span><text:a xlink:type="simple" xlink:href="http://gizmodo.com/">http://gizmodo.com/</text:a><text:span text:style-name="T4">). The page consists of a header, body and footer part. The body part is divided into two sections, a side bar on the left side and an article section on right side.</text:span></text:p>
      <text:p text:style-name="P3"/>
      <text:p text:style-name="P3"><text:span text:style-name="T5">Site Map(Desktop)</text:span></text:p>
      <text:p text:style-name="P3"/>
      <text:list xml:id="list3705378656996260423" text:style-name="L2">
        <text:list-item>
          <text:p text:style-name="P6"><text:span text:style-name="T5">Header</text:span></text:p>
        </text:list-item>
      </text:list>
      <text:list xml:id="list2938774414317694330" text:style-name="L3">
        <text:list-item>
          <text:p text:style-name="P7"><text:span text:style-name="T5">Gizmodo logo on center.</text:span></text:p>
        </text:list-item>
        <text:list-item>
          <text:p text:style-name="P7"><text:span text:style-name="T5">Menu and Search icons on the left side.</text:span></text:p>
        </text:list-item>
        <text:list-item>
          <text:p text:style-name="P7"><text:span text:style-name="T5">Login/Signup tab on right side. </text:span></text:p>
        </text:list-item>
      </text:list>
      <text:list xml:id="list846747111361251143" text:style-name="L4">
        <text:list-header>
          <text:p text:style-name="P13"><text:span text:style-name="T5">2. <text:s text:c="3"/>Body</text:span></text:p>
        </text:list-header>
      </text:list>
      <text:list xml:id="list7603863979430282742" text:style-name="L5">
        <text:list-item>
          <text:p text:style-name="P8"><text:span text:style-name="T6">New articles displayed horizontally on top.</text:span></text:p>
        </text:list-item>
        <text:list-item>
          <text:p text:style-name="P8"><text:span text:style-name="T6">Aside bar on left which provides options for Gizmodo newsletter subscription and related articles suggestions.</text:span></text:p>
        </text:list-item>
        <text:list-item>
          <text:p text:style-name="P8"><text:span text:style-name="T6">Main articles on right side each with a heading, author name, comments and rating icon, image and description.</text:span></text:p>
          <text:p text:style-name="P14"><text:span text:style-name="T6">3. <text:s text:c="4"/>Footer</text:span></text:p>
        </text:list-item>
        <text:list-item>
          <text:p text:style-name="P8"><text:span text:style-name="T6">Gizmodo newsletter subscription at the center.</text:span></text:p>
        </text:list-item>
        <text:list-item>
          <text:p text:style-name="P8"><text:span text:style-name="T6">Copyright part below newsletter subscription.</text:span></text:p>
        </text:list-item>
      </text:list>
      <text:p text:style-name="P4"><text:span text:style-name="T5">Site Map(Mobile)</text:span></text:p>
      <text:p text:style-name="P4"/>
      <text:list xml:id="list124226007820956" text:continue-list="list3705378656996260423" text:style-name="L2">
        <text:list-header>
          <text:p text:style-name="P12"><text:span text:style-name="T7"><text:s text:c="6"/>1.<text:tab/> Header</text:span></text:p>
        </text:list-header>
      </text:list>
      <text:list xml:id="list8770992209856561868" text:style-name="L14">
        <text:list-item>
          <text:p text:style-name="P9"><text:span text:style-name="T5">Menu icon on the left side which provides functions for search and login/signup.</text:span></text:p>
        </text:list-item>
        <text:list-item>
          <text:p text:style-name="P9"><text:span text:style-name="T5">Gizmodo logo after menu icon.</text:span></text:p>
        </text:list-item>
      </text:list>
      <text:list xml:id="list5229035449405030767" text:style-name="L15">
        <text:list-header>
          <text:p text:style-name="P15"><text:span text:style-name="T5">2. <text:s text:c="3"/>Body</text:span></text:p>
        </text:list-header>
      </text:list>
      <text:list xml:id="list53261395815124578" text:style-name="L16">
        <text:list-item>
          <text:p text:style-name="P10"><text:span text:style-name="T6">New articles displayed on top as a horizontall scroller.</text:span></text:p>
        </text:list-item>
        <text:list-item>
          <text:p text:style-name="P10"><text:span text:style-name="T6">Main articles each with a heading, author name, comments and rating icon, image and description.</text:span></text:p>
        </text:list-item>
        <text:list-item>
          <text:p text:style-name="P11">More Gizmodo articles provided on bottom part.</text:p>
          <text:p text:style-name="P16"><text:span text:style-name="T6">3. <text:s text:c="4"/>Footer</text:span></text:p>
        </text:list-item>
        <text:list-item>
          <text:p text:style-name="P10"><text:span text:style-name="T6">Gizmodo newsletter subscription at the center.</text:span></text:p>
        </text:list-item>
        <text:list-item>
          <text:p text:style-name="P10"><text:span text:style-name="T6">Copyright part below newsletter subscription.</text:span></text:p>
        </text:list-item>
      </text:list>
      <text:p text:style-name="P4"/>
      <text:list xml:id="list124224791669910" text:continue-list="list7603863979430282742" text:style-name="L5">
        <text:list-header>
          <text:p text:style-name="P2"><text:span text:style-name="T6">Design Approach</text:span></text:p>
        </text:list-header>
      </text:list>
      <text:p text:style-name="P3"/>
      <text:list xml:id="list124224749139999" text:continue-numbering="true" text:style-name="L5">
        <text:list-item>
          <text:p text:style-name="P5"><text:span text:style-name="T6">Mobile first design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1:59:13.446174824</meta:creation-date>
    <dc:date>2016-08-30T12:42:24.171563027</dc:date>
    <meta:editing-duration>PT12M40S</meta:editing-duration>
    <meta:editing-cycles>1</meta:editing-cycles>
    <meta:document-statistic meta:table-count="0" meta:image-count="0" meta:object-count="0" meta:page-count="1" meta:paragraph-count="27" meta:word-count="214" meta:character-count="1285" meta:non-whitespace-character-count="1094"/>
    <meta:generator>LibreOffice/4.2.8.2$Linux_X86_64 LibreOffice_project/420m0$Build-2</meta:generator>
  </office:meta>
</office:document-meta>
</file>